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333333" draw:fill-image-width="5%" draw:fill-image-height="5%" draw:textarea-vertical-align="middle" draw:auto-grow-height="false" fo:min-height="0.749cm" fo:min-width="0.499cm" fo:wrap-option="wrap"/>
    </style:style>
    <style:style style:name="gr2" style:family="graphic" style:parent-style-name="standard">
      <style:graphic-properties svg:stroke-color="#666666" draw:fill-color="#333333" draw:textarea-vertical-align="middle" draw:auto-grow-height="false" fo:min-height="0.749cm" fo:min-width="0.499cm" fo:wrap-option="wrap"/>
    </style:style>
    <style:style style:name="gr3" style:family="graphic" style:parent-style-name="standard">
      <style:graphic-properties svg:stroke-color="#808080" draw:fill-color="#666666" draw:textarea-horizontal-align="justify" draw:textarea-vertical-align="middle" draw:auto-grow-height="false"/>
    </style:style>
    <style:style style:name="gr4" style:family="graphic" style:parent-style-name="standard">
      <style:graphic-properties svg:stroke-color="#cccccc" draw:fill-color="#b2b2b2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ff"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color="#ffffff" draw:fill-color="#eeeeee" draw:textarea-horizontal-align="justify" draw:textarea-vertical-align="middle" draw:auto-grow-height="false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svg:stroke-color="#ffffff"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svg:stroke-color="#ffffff" draw:fill-color="#ffff66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WEB-Draw-klein">
        <draw:g>
          <draw:g>
            <draw:custom-shape draw:style-name="gr1" draw:text-style-name="P1" draw:layer="layout" svg:width="0.337cm" svg:height="0.508cm" draw:transform="rotate (-0.0687659725297503) translate (0.569cm 0.005cm)">
              <text:p/>
              <draw:enhanced-geometry svg:viewBox="0 0 21600 21600" draw:mirror-horizontal="true" draw:mirror-vertical="false" draw:glue-points="21600 0 0 10800 21600 21600 ?f0 10800" draw:text-areas="?f1 ?f10 21600 ?f11" draw:type="moon" draw:modifiers="8435.50295857988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ustom-shape draw:style-name="gr2" draw:text-style-name="P1" draw:layer="layout" svg:width="0.345cm" svg:height="0.509cm" draw:transform="rotate (0.0687659725285636) translate (0.082cm 0.484cm)">
              <text:p/>
              <draw:enhanced-geometry svg:viewBox="0 0 21600 21600" draw:mirror-horizontal="false" draw:mirror-vertical="false" draw:glue-points="21600 0 0 10800 21600 21600 ?f0 10800" draw:text-areas="?f1 ?f10 21600 ?f11" draw:type="moon" draw:modifiers="8302.8901734104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g>
              <draw:custom-shape draw:style-name="gr3" draw:text-style-name="P1" draw:layer="layout" svg:width="0.319cm" svg:height="0.319cm" draw:transform="rotate (-0.716632190869923) translate (0.493cm 0.26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278cm" svg:height="0.279cm" draw:transform="rotate (-0.716632190869923) translate (0.498cm 0.29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5" draw:text-style-name="P1" draw:layer="layout" svg:width="0.028cm" svg:height="0.028cm" draw:transform="rotate (-0.716632190869923) translate (0.766cm 0.152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1" draw:layer="layout" svg:width="0.028cm" svg:height="0.027cm" draw:transform="rotate (-0.716632190869923) translate (0.807cm 0.159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1" draw:layer="layout" svg:width="0.03cm" svg:height="0.028cm" draw:transform="rotate (-0.716632190869923) translate (0.794cm 0.219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1" draw:layer="layout" svg:width="0.027cm" svg:height="0.028cm" draw:transform="rotate (-0.716632190869923) translate (0.842cm 0.22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1" draw:layer="layout" svg:width="0.028cm" svg:height="0.028cm" draw:transform="rotate (-0.716632190869923) translate (0.803cm 0.278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1" draw:layer="layout" svg:width="0.027cm" svg:height="0.028cm" draw:transform="rotate (-0.716632190869923) translate (0.794cm 0.326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1" draw:layer="layout" svg:width="0.028cm" svg:height="0.028cm" draw:transform="rotate (-0.716632190869923) translate (0.839cm 0.313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1" draw:layer="layout" svg:width="0.027cm" svg:height="0.027cm" draw:transform="rotate (-0.716632190869923) translate (0.701cm 0.06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1" draw:layer="layout" svg:width="0.027cm" svg:height="0.029cm" draw:transform="rotate (-0.716632190869923) translate (0.754cm 0.089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1" draw:layer="layout" svg:width="0.027cm" svg:height="0.028cm" draw:transform="rotate (-0.716632190869923) translate (0.661cm 0.045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1" draw:layer="layout" svg:width="0.029cm" svg:height="0.028cm" draw:transform="rotate (-0.716632190869923) translate (0.771cm 0.376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1" draw:layer="layout" svg:width="0.027cm" svg:height="0.029cm" draw:transform="rotate (-0.716632190869923) translate (0.771cm 0.419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1" draw:layer="layout" svg:width="0.028cm" svg:height="0.029cm" draw:transform="rotate (-0.716632190869923) translate (0.735cm 0.433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1" draw:layer="layout" svg:width="0.028cm" svg:height="0.027cm" draw:transform="rotate (-0.716632190869923) translate (0.836cm 0.186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1" draw:layer="layout" svg:width="0.027cm" svg:height="0.028cm" draw:transform="rotate (-0.716632190869923) translate (0.849cm 0.26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1" draw:layer="layout" svg:width="0.028cm" svg:height="0.029cm" draw:transform="rotate (-0.716632190869923) translate (0.789cm 0.11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1" draw:layer="layout" svg:width="0.027cm" svg:height="0.028cm" draw:transform="rotate (-0.716632190869923) translate (0.817cm 0.36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6" draw:text-style-name="P1" draw:layer="layout" svg:width="0.164cm" svg:height="0.165cm" draw:transform="rotate (-0.716632190869923) translate (0.5cm 0.373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032cm" svg:height="0.032cm" draw:transform="rotate (-0.716632190869923) translate (0.509cm 0.4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027cm" svg:height="0.027cm" draw:transform="rotate (-0.716632190869923) translate (0.236cm 0.52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029cm" svg:height="0.026cm" draw:transform="rotate (-0.716632190869923) translate (0.231cm 0.5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027cm" svg:height="0.027cm" draw:transform="rotate (-0.716632190869923) translate (0.16cm 0.61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028cm" svg:height="0.028cm" draw:transform="rotate (-0.716632190869923) translate (0.194cm 0.68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027cm" svg:height="0.028cm" draw:transform="rotate (-0.716632190869923) translate (0.154cm 0.75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028cm" svg:height="0.029cm" draw:transform="rotate (-0.716632190869923) translate (0.162cm 0.693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027cm" svg:height="0.029cm" draw:transform="rotate (-0.716632190869923) translate (0.196cm 0.83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027cm" svg:height="0.027cm" draw:transform="rotate (-0.716632190869923) translate (0.265cm 0.863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029cm" svg:height="0.027cm" draw:transform="rotate (-0.716632190869923) translate (0.317cm 0.909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1" draw:layer="layout" svg:width="0.028cm" svg:height="0.029cm" draw:transform="rotate (-0.716632190869923) translate (0.19cm 0.569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1" draw:layer="layout" svg:width="0.029cm" svg:height="0.029cm" draw:transform="rotate (-0.716632190869923) translate (0.203cm 0.61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1" draw:layer="layout" svg:width="0.029cm" svg:height="0.03cm" draw:transform="rotate (-0.716632190869923) translate (0.142cm 0.66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1" draw:layer="layout" svg:width="0.028cm" svg:height="0.029cm" draw:transform="rotate (-0.716632190869923) translate (0.189cm 0.72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1" draw:layer="layout" svg:width="0.028cm" svg:height="0.027cm" draw:transform="rotate (-0.716632190869923) translate (0.169cm 0.793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1" draw:layer="layout" svg:width="0.027cm" svg:height="0.028cm" draw:transform="rotate (-0.716632190869923) translate (0.215cm 0.79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1" draw:layer="layout" svg:width="0.03cm" svg:height="0.028cm" draw:transform="rotate (-0.716632190869923) translate (0.235cm 0.829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1" draw:layer="layout" svg:width="0.029cm" svg:height="0.029cm" draw:transform="rotate (-0.716632190869923) translate (0.228cm 0.869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1" draw:layer="layout" svg:width="0.028cm" svg:height="0.028cm" draw:transform="rotate (-0.716632190869923) translate (0.278cm 0.89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1" draw:layer="layout" svg:width="0.027cm" svg:height="0.028cm" draw:transform="rotate (-0.716632190869923) translate (0.135cm 0.71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1" draw:layer="layout" svg:width="0.029cm" svg:height="0.028cm" draw:transform="rotate (-0.716632190869923) translate (0.174cm 0.64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1" draw:layer="layout" svg:width="0.029cm" svg:height="0.027cm" draw:transform="rotate (-0.716632190869923) translate (0.28cm 0.50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1" draw:layer="layout" svg:width="0.029cm" svg:height="0.028cm" draw:transform="rotate (-0.716632190869923) translate (0.354cm 0.46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029cm" svg:height="0.027cm" draw:transform="rotate (-0.716632190869923) translate (0.316cm 0.47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029cm" svg:height="0.027cm" draw:transform="rotate (-0.716632190869923) translate (0.401cm 0.453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" draw:layer="layout" svg:width="0.028cm" svg:height="0.027cm" draw:transform="rotate (-0.716632190869923) translate (0.447cm 0.49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29cm" svg:height="0.027cm" draw:transform="rotate (-0.716632190869923) translate (0.456cm 0.44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" draw:layer="layout" svg:width="0.028cm" svg:height="0.027cm" draw:transform="rotate (-0.716632190869923) translate (0.5cm 0.43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" draw:layer="layout" svg:width="0.027cm" svg:height="0.028cm" draw:transform="rotate (-0.716632190869923) translate (0.537cm 0.4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028cm" svg:height="0.028cm" draw:transform="rotate (-0.716632190869923) translate (0.621cm 0.49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" draw:layer="layout" svg:width="0.029cm" svg:height="0.027cm" draw:transform="rotate (-0.716632190869923) translate (0.535cm 0.51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028cm" svg:height="0.028cm" draw:transform="rotate (-0.716632190869923) translate (0.571cm 0.459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" draw:layer="layout" svg:width="0.028cm" svg:height="0.029cm" draw:transform="rotate (-0.716632190869923) translate (0.482cm 0.5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1" draw:layer="layout" svg:width="0.029cm" svg:height="0.028cm" draw:transform="rotate (-0.716632190869923) translate (0.699cm 0.46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1" draw:layer="layout" svg:width="0.027cm" svg:height="0.028cm" draw:transform="rotate (-0.716632190869923) translate (0.663cm 0.4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27cm" svg:height="0.027cm" draw:transform="rotate (-0.716632190869923) translate (0.581cm 0.50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028cm" svg:height="0.027cm" draw:transform="rotate (-0.716632190869923) translate (0.196cm 0.76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klei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4-01-26T23:04:34.18</meta:creation-date>
    <dc:language>de-DE</dc:language>
    <meta:editing-cycles>5</meta:editing-cycles>
    <meta:editing-duration>PT41M58S</meta:editing-duration>
    <dc:title>WEB-Draw-klein</dc:title>
    <meta:initial-creator>Martin Korneffel</meta:initial-creator>
    <dc:date>2014-01-30T22:53:33.87</dc:date>
    <dc:creator>Martin Korneffel</dc:creator>
    <meta:document-statistic meta:object-count="63"/>
    <meta:user-defined meta:name="Info 1"/>
    <meta:user-defined meta:name="Info 2"/>
    <meta:user-defined meta:name="Info 3"/>
    <meta:user-defined meta:name="Info 4"/>
    <meta:template xlink:type="simple" xlink:actuate="onRequest" xlink:title="WEB-Draw-klein" xlink:href="../../../../../../Users/Martin/AppData/Roaming/OpenOffice/4/user/template/WEB-Draw-klein.otg" meta:date="2014-01-26T23:04:33.91"/>
  </office:meta>
</office:document-meta>
</file>